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Converter.BooleanConverter( String [ ] trueStrings , String [ ] falseStrin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Converter.BooleanConverter( String [ ] trueStrings , String [ ] falseStrings ,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ooleanConverter.convertToType( Class typ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ooleanConverter.BooleanConverter( Object default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ooleanConverter.getDefaul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Converter.copyStrings( String [ ] sr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ooleanConverter.Boolean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